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23cm" fo:min-width="0.84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79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79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217cm" svg:height="0.739cm" svg:x="9.042cm" svg:y="2.736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" draw:style-name="gr3" draw:text-style-name="P3" draw:layer="layout" svg:x1="10.151cm" svg:y1="3.475cm" svg:x2="10.151cm" svg:y2="4.214cm" draw:start-shape="id1" draw:start-glue-point="6" draw:end-shape="id2" draw:end-glue-point="5" svg:d="M10151 3475v739" svg:viewBox="0 0 1 740">
            <text:p/>
          </draw:connector>
          <draw:custom-shape draw:name="Data" draw:style-name="gr4" draw:text-style-name="P4" xml:id="id2" draw:id="id2" draw:layer="layout" svg:width="2.217cm" svg:height="1.479cm" svg:x="9.042cm" svg:y="4.214cm">
            <text:p text:style-name="P1"><text:span text:style-name="T1">Read </text:span></text:p>
            <text:p text:style-name="P1"><text:span text:style-name="T1">number n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Decision" draw:style-name="gr5" draw:text-style-name="P6" xml:id="id11" draw:id="id11" draw:layer="layout" svg:width="2.217cm" svg:height="1.478cm" svg:x="9.055cm" svg:y="8.982cm">
            <text:p text:style-name="P5"><text:span text:style-name="T2">Is n &gt; 0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1" draw:style-name="gr6" draw:text-style-name="P3" draw:layer="layout" draw:line-skew="-0.438cm" svg:x1="10.151cm" svg:y1="5.693cm" svg:x2="10.159cm" svg:y2="6.568cm" draw:start-shape="id2" draw:start-glue-point="8" draw:end-shape="id3" draw:end-glue-point="4" svg:d="M10151 5693h8v875" svg:viewBox="0 0 9 876">
            <text:p/>
          </draw:connector>
          <draw:custom-shape draw:name="Start-End 1" draw:style-name="gr7" draw:text-style-name="P2" draw:layer="layout" svg:width="2.217cm" svg:height="0.74cm" svg:x="12.731cm" svg:y="9.368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" draw:style-name="gr8" draw:text-style-name="P8" draw:layer="layout" svg:width="1.458cm" svg:height="1.464cm" draw:transform="rotate (-1.5707963267949) translate (10.902cm 10.48cm)">
            <text:p text:style-name="P7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1" draw:style-name="gr9" draw:text-style-name="P10" draw:layer="layout" svg:width="2.217cm" svg:height="1.479cm" svg:x="9.055cm" svg:y="11.938cm">
            <text:p text:style-name="P9"><text:span text:style-name="T2">Is n &lt; 20575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Start-End 2" draw:style-name="gr10" draw:text-style-name="P13" draw:layer="layout" svg:width="2.217cm" svg:height="1.864cm" svg:x="12.783cm" svg:y="11.754cm">
            <text:p text:style-name="P11"><text:span text:style-name="T1">Return</text:span></text:p>
            <text:p text:style-name="P12"><text:span text:style-name="T1">“The number </text:span></text:p>
            <text:p text:style-name="P11"><text:span text:style-name="T1">exceeds </text:span></text:p>
            <text:p text:style-name="P11"><text:span text:style-name="T1">the limit </text:span></text:p>
            <text:p text:style-name="P11"><text:span text:style-name="T1">of 20575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" draw:style-name="gr11" draw:text-style-name="P14" xml:id="id4" draw:id="id4" draw:layer="layout" svg:width="2.217cm" svg:height="1.478cm" svg:x="9.055cm" svg:y="14.895cm">
            <text:p text:style-name="P1"><text:span text:style-name="T1">Set sequence</text:span><text:span text:style-name="T1"><text:line-break/></text:span><text:span text:style-name="T1">to [0, 1]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2" draw:style-name="gr12" draw:text-style-name="P3" draw:layer="layout" svg:x1="10.164cm" svg:y1="16.373cm" svg:x2="10.164cm" svg:y2="16.743cm" draw:start-shape="id4" draw:start-glue-point="6" draw:end-shape="id5" draw:end-glue-point="4" svg:d="M10164 16373v370" svg:viewBox="0 0 1 371">
            <text:p/>
          </draw:connector>
          <draw:custom-shape draw:name="Process 1" draw:style-name="gr13" draw:text-style-name="P15" xml:id="id5" draw:id="id5" draw:layer="layout" svg:width="2.217cm" svg:height="1.848cm" svg:x="9.055cm" svg:y="16.743cm">
            <text:p text:style-name="P11"><text:span text:style-name="T1">Set previous</text:span><text:span text:style-name="T1"><text:line-break/></text:span><text:span text:style-name="T1">to the </text:span></text:p>
            <text:p text:style-name="P11"><text:span text:style-name="T1">second number</text:span></text:p>
            <text:p text:style-name="P11"><text:span text:style-name="T1"><text:s/>from end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3" draw:style-name="gr14" draw:text-style-name="P3" draw:layer="layout" svg:x1="10.164cm" svg:y1="18.591cm" svg:x2="10.164cm" svg:y2="18.96cm" draw:start-shape="id5" draw:start-glue-point="6" draw:end-shape="id6" draw:end-glue-point="4" svg:d="M10164 18591v369" svg:viewBox="0 0 1 370">
            <text:p/>
          </draw:connector>
          <draw:custom-shape draw:name="Process 2" draw:style-name="gr15" draw:text-style-name="P15" xml:id="id6" draw:id="id6" draw:layer="layout" svg:width="2.217cm" svg:height="1.478cm" svg:x="9.055cm" svg:y="18.96cm">
            <text:p text:style-name="P11"><text:span text:style-name="T1">Set latest</text:span><text:span text:style-name="T1"><text:line-break/></text:span><text:span text:style-name="T1">to the last</text:span><text:span text:style-name="T1"><text:line-break/></text:span><text:span text:style-name="T1">number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Transfer 3" draw:style-name="gr16" draw:text-style-name="P8" draw:layer="layout" svg:width="1.458cm" svg:height="1.465cm" draw:transform="rotate (-1.5707963267949) translate (10.889cm 13.417cm)">
            <text:p text:style-name="P7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2" draw:style-name="gr17" draw:text-style-name="P8" draw:layer="layout" svg:width="1.459cm" svg:height="1.465cm" svg:x="11.291cm" svg:y="11.952cm">
            <text:p text:style-name="P7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1" draw:style-name="gr18" draw:text-style-name="P8" draw:layer="layout" svg:width="1.459cm" svg:height="1.465cm" svg:x="11.272cm" svg:y="8.982cm">
            <text:p text:style-name="P7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4" draw:style-name="gr19" draw:text-style-name="P3" draw:layer="layout" svg:x1="10.164cm" svg:y1="20.438cm" svg:x2="10.163cm" svg:y2="20.993cm" draw:start-shape="id6" draw:start-glue-point="6" draw:end-shape="id7" svg:d="M10164 20438v278h-1v277" svg:viewBox="0 0 2 556">
            <text:p/>
          </draw:connector>
          <draw:custom-shape draw:name="Decision 2" draw:style-name="gr20" draw:text-style-name="P10" xml:id="id7" draw:id="id7" draw:layer="layout" svg:width="2.587cm" svg:height="1.478cm" svg:x="8.87cm" svg:y="20.993cm">
            <text:p text:style-name="P16"><text:span text:style-name="T2">Is n &gt; i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4" draw:style-name="gr21" draw:text-style-name="P8" draw:layer="layout" svg:width="1.459cm" svg:height="1.465cm" svg:x="11.4cm" svg:y="20.987cm">
            <text:p text:style-name="P7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5" draw:style-name="gr22" draw:text-style-name="P8" draw:layer="layout" svg:width="1.458cm" svg:height="1.465cm" draw:transform="rotate (-3.14159265358979) translate (8.859cm 22.477cm)">
            <text:p text:style-name="P7"><text:span text:style-name="T3">YES</text:span></text:p>
            <draw:enhanced-geometry svg:viewBox="0 0 21600 21600" draw:mirror-horizontal="fals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Start-End 3" draw:style-name="gr23" draw:text-style-name="P2" draw:layer="layout" svg:width="3cm" svg:height="1cm" svg:x="12.859cm" svg:y="21.237cm">
            <text:p text:style-name="P1"><text:span text:style-name="T1">Return sequence[n]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 3" draw:style-name="gr24" draw:text-style-name="P15" xml:id="id8" draw:id="id8" draw:layer="layout" svg:width="2.217cm" svg:height="1.478cm" svg:x="5.142cm" svg:y="21.009cm">
            <text:p text:style-name="P12"><text:span text:style-name="T1">Append </text:span></text:p>
            <text:p text:style-name="P11"><text:span text:style-name="T1">previous+latest</text:span></text:p>
            <text:p text:style-name="P11"><text:span text:style-name="T1">to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5" draw:style-name="gr25" draw:text-style-name="P3" draw:layer="layout" svg:x1="6.251cm" svg:y1="22.487cm" svg:x2="6.251cm" svg:y2="23.259cm" draw:start-shape="id8" draw:start-glue-point="6" draw:end-shape="id9" draw:end-glue-point="4" svg:d="M6251 22487v772" svg:viewBox="0 0 1 773">
            <text:p/>
          </draw:connector>
          <draw:custom-shape draw:name="Process 4" draw:style-name="gr26" draw:text-style-name="P15" xml:id="id9" draw:id="id9" draw:layer="layout" svg:width="2.217cm" svg:height="1.478cm" svg:x="5.142cm" svg:y="23.259cm">
            <text:p text:style-name="P11"><text:span text:style-name="T1">Set previous to</text:span><text:span text:style-name="T1"><text:line-break/></text:span><text:span text:style-name="T1">late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5" draw:style-name="gr27" draw:text-style-name="P15" xml:id="id10" draw:id="id10" draw:layer="layout" svg:width="2.217cm" svg:height="1.478cm" svg:x="5.142cm" svg:y="25.487cm">
            <text:p text:style-name="P11"><text:span text:style-name="T1">Set latest</text:span><text:span text:style-name="T1"><text:line-break/></text:span><text:span text:style-name="T1">to the last</text:span><text:span text:style-name="T1"><text:line-break/></text:span><text:span text:style-name="T1">number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-Standard" draw:style-name="gr28" draw:text-style-name="P3" draw:layer="layout" svg:x1="6.251cm" svg:y1="24.737cm" svg:x2="6.251cm" svg:y2="25.487cm" draw:start-shape="id9" draw:start-glue-point="6" draw:end-shape="id10" draw:end-glue-point="4" svg:d="M6251 24737v750" svg:viewBox="0 0 1 751">
            <text:p/>
          </draw:connector>
          <draw:connector draw:name="Connector 6" draw:style-name="gr29" draw:text-style-name="P3" draw:layer="layout" svg:x1="7.359cm" svg:y1="26.226cm" svg:x2="10.164cm" svg:y2="22.471cm" draw:start-shape="id10" draw:start-glue-point="7" draw:end-shape="id7" draw:end-glue-point="6" svg:d="M7359 26226h2805v-3755" svg:viewBox="0 0 2806 3756">
            <text:p/>
          </draw:connector>
          <draw:custom-shape draw:name="Transfer 6" draw:style-name="gr30" draw:text-style-name="P8" draw:layer="layout" svg:width="1.459cm" svg:height="1.465cm" svg:x="11.493cm" svg:y="6.567cm">
            <text:p text:style-name="P7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3" draw:style-name="gr31" draw:text-style-name="P17" draw:layer="layout" svg:width="2.587cm" svg:height="1.478cm" svg:x="8.865cm" svg:y="6.567cm">
            <text:p text:style-name="P12"><text:span text:style-name="T1">Is names lis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Start-End 4" draw:style-name="gr32" draw:text-style-name="P2" draw:layer="layout" svg:width="2.217cm" svg:height="0.739cm" svg:x="12.985cm" svg:y="6.952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ecision 4" draw:style-name="gr33" draw:text-style-name="P10" xml:id="id3" draw:id="id3" draw:layer="layout" svg:width="2.587cm" svg:height="1.478cm" svg:x="8.865cm" svg:y="6.568cm">
            <text:p text:style-name="P16"><text:span text:style-name="T2">Is n i</text:span><text:span text:style-name="T4">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7" draw:style-name="gr34" draw:text-style-name="P3" draw:layer="layout" draw:line-skew="-0.469cm" svg:x1="10.159cm" svg:y1="8.046cm" svg:x2="10.164cm" svg:y2="8.982cm" draw:start-shape="id3" draw:start-glue-point="6" draw:end-shape="id11" draw:end-glue-point="4" svg:d="M10159 8046h5v936" svg:viewBox="0 0 6 937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13:24:04.588029772</meta:creation-date>
    <dc:date>2025-02-08T19:45:26.100349663</dc:date>
    <meta:editing-duration>PT14M8S</meta:editing-duration>
    <meta:editing-cycles>6</meta:editing-cycles>
    <meta:generator>LibreOffice/25.2.0.3$Linux_X86_64 LibreOffice_project/520$Build-3</meta:generator>
    <meta:document-statistic meta:object-count="34"/>
  </office:meta>
</office:document-meta>
</file>